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Source Code Pro1" svg:font-family="'Source Code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atin Modern Sans" fo:font-size="11pt" fo:language="en" fo:country="GB" style:font-size-asian="11pt" style:font-size-complex="11pt"/>
    </style:style>
    <style:style style:name="P2" style:family="paragraph" style:parent-style-name="Standard">
      <style:paragraph-properties fo:text-align="start" style:justify-single-word="false"/>
      <style:text-properties style:font-name="Latin Modern Sans" fo:font-size="12pt" fo:language="en" fo:country="GB" officeooo:rsid="0000e88e" officeooo:paragraph-rsid="0000e88e" style:font-size-asian="12pt" style:font-size-complex="12pt"/>
    </style:style>
    <style:style style:name="P3" style:family="paragraph" style:parent-style-name="Standard">
      <style:paragraph-properties fo:text-align="start" style:justify-single-word="false"/>
      <style:text-properties style:font-name="Latin Modern Sans" fo:font-size="12pt" fo:language="en" fo:country="GB" officeooo:rsid="0002b94f" officeooo:paragraph-rsid="0002b94f" style:font-size-asian="12pt" style:font-size-complex="12pt"/>
    </style:style>
    <style:style style:name="P4" style:family="paragraph" style:parent-style-name="Standard">
      <style:paragraph-properties fo:text-align="start" style:justify-single-word="false"/>
      <style:text-properties style:font-name="Latin Modern Sans" fo:font-size="12pt" fo:language="en" fo:country="GB" officeooo:rsid="0006455a" officeooo:paragraph-rsid="0006455a" style:font-size-asian="12pt" style:font-size-complex="12pt"/>
    </style:style>
    <style:style style:name="P5" style:family="paragraph" style:parent-style-name="Standard">
      <style:paragraph-properties fo:text-align="start" style:justify-single-word="false"/>
      <style:text-properties style:font-name="Latin Modern Sans" fo:font-size="12pt" fo:language="en" fo:country="GB" officeooo:rsid="0006455a" officeooo:paragraph-rsid="00081d69" style:font-size-asian="12pt" style:font-size-complex="12pt"/>
    </style:style>
    <style:style style:name="P6" style:family="paragraph" style:parent-style-name="Standard">
      <style:paragraph-properties fo:text-align="start" style:justify-single-word="false"/>
      <style:text-properties style:font-name="Latin Modern Sans" fo:font-size="12pt" fo:language="en" fo:country="GB" officeooo:rsid="00081d69" officeooo:paragraph-rsid="00081d69" style:font-size-asian="12pt" style:font-size-complex="12pt"/>
    </style:style>
    <style:style style:name="P7" style:family="paragraph" style:parent-style-name="Standard">
      <style:paragraph-properties fo:text-align="start" style:justify-single-word="false"/>
      <style:text-properties style:font-name="Latin Modern Sans" fo:font-size="12pt" fo:language="en" fo:country="GB" officeooo:rsid="000449ee" officeooo:paragraph-rsid="0009d93d" style:font-size-asian="12pt" style:font-size-complex="12pt"/>
    </style:style>
    <style:style style:name="P8" style:family="paragraph" style:parent-style-name="Standard">
      <style:paragraph-properties fo:text-align="start" style:justify-single-word="false"/>
      <style:text-properties style:font-name="Latin Modern Sans" fo:font-size="12pt" fo:language="en" fo:country="GB" officeooo:rsid="0009d93d" officeooo:paragraph-rsid="0009d93d" style:font-size-asian="12pt" style:font-size-complex="12pt"/>
    </style:style>
    <style:style style:name="P9" style:family="paragraph" style:parent-style-name="Standard">
      <style:paragraph-properties fo:text-align="start" style:justify-single-word="false"/>
      <style:text-properties style:font-name="Latin Modern Sans" fo:font-size="12pt" fo:language="en" fo:country="GB" officeooo:rsid="0002d6ed" officeooo:paragraph-rsid="00081d69" style:font-size-asian="12pt" style:font-size-complex="12pt"/>
    </style:style>
    <style:style style:name="P10" style:family="paragraph" style:parent-style-name="Standard">
      <style:paragraph-properties fo:text-align="start" style:justify-single-word="false"/>
      <style:text-properties style:font-name="Latin Modern Sans" fo:font-size="12pt" fo:language="en" fo:country="GB" officeooo:rsid="000c292e" officeooo:paragraph-rsid="000c292e" style:font-size-asian="12pt" style:font-size-complex="12pt"/>
    </style:style>
    <style:style style:name="P11" style:family="paragraph" style:parent-style-name="Standard">
      <style:paragraph-properties fo:text-align="start" style:justify-single-word="false"/>
      <style:text-properties style:font-name="Latin Modern Sans" fo:font-size="12pt" fo:language="en" fo:country="GB" officeooo:rsid="00175a60" officeooo:paragraph-rsid="00175a60" style:font-size-asian="12pt" style:font-size-complex="12pt"/>
    </style:style>
    <style:style style:name="P12" style:family="paragraph" style:parent-style-name="Standard">
      <style:paragraph-properties fo:text-align="start" style:justify-single-word="false"/>
      <style:text-properties style:font-name="Latin Modern Sans" fo:font-size="12pt" fo:language="en" fo:country="GB" officeooo:rsid="00155209" officeooo:paragraph-rsid="00081d69" style:font-size-asian="12pt" style:font-size-complex="12pt"/>
    </style:style>
    <style:style style:name="P13" style:family="paragraph" style:parent-style-name="Standard">
      <style:paragraph-properties fo:text-align="start" style:justify-single-word="false"/>
      <style:text-properties style:font-name="Latin Modern Sans" fo:font-size="12pt" officeooo:rsid="0002b94f" officeooo:paragraph-rsid="0002b94f" style:font-size-asian="12pt" style:font-size-complex="12pt"/>
    </style:style>
    <style:style style:name="P14" style:family="paragraph" style:parent-style-name="Standard">
      <style:paragraph-properties fo:text-align="start" style:justify-single-word="false"/>
      <style:text-properties style:font-name="Latin Modern Math" fo:font-size="12pt" fo:language="en" fo:country="GB" officeooo:rsid="0002d6ed" officeooo:paragraph-rsid="0002d6ed" style:font-size-asian="12pt" style:font-size-complex="12pt"/>
    </style:style>
    <style:style style:name="P15" style:family="paragraph" style:parent-style-name="Standard">
      <style:paragraph-properties fo:text-align="start" style:justify-single-word="false"/>
      <style:text-properties style:font-name="Latin Modern Math" fo:font-size="12pt" fo:language="en" fo:country="GB" officeooo:rsid="0002d6ed" officeooo:paragraph-rsid="00081d69" style:font-size-asian="12pt" style:font-size-complex="12pt"/>
    </style:style>
    <style:style style:name="P16" style:family="paragraph" style:parent-style-name="Standard">
      <style:paragraph-properties fo:text-align="start" style:justify-single-word="false"/>
      <style:text-properties style:font-name="Latin Modern Math" fo:font-size="12pt" fo:language="en" fo:country="GB" style:font-size-asian="12pt" style:font-size-complex="12pt"/>
    </style:style>
    <style:style style:name="P17" style:family="paragraph" style:parent-style-name="Standard">
      <style:paragraph-properties fo:text-align="start" style:justify-single-word="false"/>
      <style:text-properties style:font-name="Latin Modern Math" fo:font-size="12pt" fo:language="en" fo:country="GB" officeooo:paragraph-rsid="000057ee" style:font-size-asian="12pt" style:font-size-complex="12pt"/>
    </style:style>
    <style:style style:name="P18" style:family="paragraph" style:parent-style-name="Standard">
      <style:paragraph-properties fo:text-align="start" style:justify-single-word="false"/>
      <style:text-properties style:font-name="Latin Modern Math" fo:font-size="12pt" fo:language="en" fo:country="GB" officeooo:paragraph-rsid="00155209" style:font-size-asian="12pt" style:font-size-complex="12pt"/>
    </style:style>
    <style:style style:name="P19" style:family="paragraph" style:parent-style-name="Standard">
      <style:paragraph-properties fo:text-align="start" style:justify-single-word="false"/>
      <style:text-properties fo:font-size="12pt" officeooo:paragraph-rsid="0002d6ed" style:font-size-asian="12pt" style:font-size-complex="12pt"/>
    </style:style>
    <style:style style:name="P20" style:family="paragraph" style:parent-style-name="Standard">
      <style:paragraph-properties fo:text-align="start" style:justify-single-word="false"/>
      <style:text-properties fo:font-size="12pt" officeooo:paragraph-rsid="000449ee" style:font-size-asian="12pt" style:font-size-complex="12pt"/>
    </style:style>
    <style:style style:name="P21" style:family="paragraph" style:parent-style-name="Standard">
      <style:paragraph-properties fo:text-align="start" style:justify-single-word="false"/>
      <style:text-properties fo:font-size="12pt" officeooo:paragraph-rsid="0009d93d" style:font-size-asian="12pt" style:font-size-complex="12pt"/>
    </style:style>
    <style:style style:name="P22" style:family="paragraph" style:parent-style-name="Standard">
      <style:paragraph-properties fo:text-align="start" style:justify-single-word="false"/>
      <style:text-properties fo:font-size="12pt" officeooo:paragraph-rsid="000c292e" style:font-size-asian="12pt" style:font-size-complex="12pt"/>
    </style:style>
    <style:style style:name="P23" style:family="paragraph" style:parent-style-name="Standard">
      <style:paragraph-properties fo:text-align="start" style:justify-single-word="false"/>
      <style:text-properties officeooo:paragraph-rsid="0000e88e"/>
    </style:style>
    <style:style style:name="P24" style:family="paragraph" style:parent-style-name="Standard">
      <style:paragraph-properties fo:text-align="start" style:justify-single-word="false"/>
      <style:text-properties officeooo:paragraph-rsid="000c292e"/>
    </style:style>
    <style:style style:name="P25" style:family="paragraph" style:parent-style-name="Standard">
      <style:paragraph-properties fo:text-align="start" style:justify-single-word="false"/>
      <style:text-properties officeooo:paragraph-rsid="000d3249"/>
    </style:style>
    <style:style style:name="P26" style:family="paragraph" style:parent-style-name="Standard">
      <style:paragraph-properties fo:text-align="start" style:justify-single-word="false"/>
      <style:text-properties officeooo:paragraph-rsid="00081d69"/>
    </style:style>
    <style:style style:name="P27" style:family="paragraph" style:parent-style-name="Standard">
      <style:paragraph-properties fo:text-align="start" style:justify-single-word="false"/>
      <style:text-properties officeooo:paragraph-rsid="001807f2"/>
    </style:style>
    <style:style style:name="P28" style:family="paragraph" style:parent-style-name="Standard">
      <style:paragraph-properties fo:text-align="start" style:justify-single-word="false"/>
      <style:text-properties officeooo:paragraph-rsid="00208cb3"/>
    </style:style>
    <style:style style:name="P29" style:family="paragraph" style:parent-style-name="Standard">
      <style:paragraph-properties fo:text-align="start" style:justify-single-word="false"/>
      <style:text-properties officeooo:paragraph-rsid="00155209"/>
    </style:style>
    <style:style style:name="P30" style:family="paragraph" style:parent-style-name="Standard">
      <style:paragraph-properties fo:text-align="start" style:justify-single-word="false"/>
      <style:text-properties officeooo:paragraph-rsid="000c292e"/>
    </style:style>
    <style:style style:name="P31" style:family="paragraph" style:parent-style-name="Standard">
      <style:paragraph-properties fo:text-align="start" style:justify-single-word="false"/>
      <style:text-properties officeooo:paragraph-rsid="00280c09"/>
    </style:style>
    <style:style style:name="P32" style:family="paragraph" style:parent-style-name="Standard">
      <style:paragraph-properties fo:text-align="start" style:justify-single-word="false"/>
      <style:text-properties officeooo:paragraph-rsid="002c9600"/>
    </style:style>
    <style:style style:name="P33" style:family="paragraph" style:parent-style-name="Standard">
      <style:paragraph-properties fo:text-align="start" style:justify-single-word="false"/>
      <style:text-properties officeooo:paragraph-rsid="002e7d28"/>
    </style:style>
    <style:style style:name="P34" style:family="paragraph" style:parent-style-name="Standard">
      <style:paragraph-properties fo:text-align="start" style:justify-single-word="false"/>
      <style:text-properties officeooo:paragraph-rsid="00301fa1"/>
    </style:style>
    <style:style style:name="P35" style:family="paragraph" style:parent-style-name="Standard">
      <style:paragraph-properties fo:text-align="start" style:justify-single-word="false"/>
      <style:text-properties officeooo:paragraph-rsid="00327fe2"/>
    </style:style>
    <style:style style:name="P36" style:family="paragraph" style:parent-style-name="Standard">
      <style:paragraph-properties fo:text-align="start" style:justify-single-word="false"/>
      <style:text-properties officeooo:paragraph-rsid="003624e4"/>
    </style:style>
    <style:style style:name="P37" style:family="paragraph" style:parent-style-name="Standard">
      <style:paragraph-properties fo:text-align="start" style:justify-single-word="false"/>
      <style:text-properties style:font-name="Latin Modern Sans" fo:font-size="12pt" fo:language="en" fo:country="GB" officeooo:rsid="000c292e" officeooo:paragraph-rsid="000c292e" style:font-size-asian="12pt" style:font-size-complex="12pt"/>
    </style:style>
    <style:style style:name="P38" style:family="paragraph" style:parent-style-name="Standard">
      <style:paragraph-properties fo:text-align="start" style:justify-single-word="false"/>
      <style:text-properties style:font-name="Latin Modern Sans" fo:font-size="12pt" fo:language="en" fo:country="GB" officeooo:rsid="00280c09" officeooo:paragraph-rsid="00280c09" style:font-size-asian="12pt" style:font-size-complex="12pt"/>
    </style:style>
    <style:style style:name="P39" style:family="paragraph" style:parent-style-name="Standard">
      <style:paragraph-properties fo:text-align="start" style:justify-single-word="false"/>
      <style:text-properties style:font-name="Latin Modern Sans" fo:font-size="12pt" fo:language="en" fo:country="GB" officeooo:rsid="00280c09" officeooo:paragraph-rsid="002c9600" style:font-size-asian="12pt" style:font-size-complex="12pt"/>
    </style:style>
    <style:style style:name="P40" style:family="paragraph" style:parent-style-name="Standard">
      <style:paragraph-properties fo:text-align="start" style:justify-single-word="false"/>
      <style:text-properties style:font-name="Latin Modern Sans" fo:font-size="12pt" fo:language="en" fo:country="GB" officeooo:rsid="00081d69" officeooo:paragraph-rsid="000c292e" style:font-size-asian="12pt" style:font-size-complex="12pt"/>
    </style:style>
    <style:style style:name="P41" style:family="paragraph" style:parent-style-name="Standard">
      <style:paragraph-properties fo:text-align="start" style:justify-single-word="false"/>
      <style:text-properties style:font-name="Latin Modern Sans" fo:font-size="12pt" fo:language="en" fo:country="GB" officeooo:rsid="00399980" officeooo:paragraph-rsid="00399980" style:font-size-asian="12pt" style:font-size-complex="12pt"/>
    </style:style>
    <style:style style:name="P42" style:family="paragraph" style:parent-style-name="Standard">
      <style:paragraph-properties fo:text-align="start" style:justify-single-word="false"/>
      <style:text-properties style:font-name="Latin Modern Sans" fo:font-size="12pt" officeooo:paragraph-rsid="002c9600" style:font-size-asian="12pt" style:font-size-complex="12pt"/>
    </style:style>
    <style:style style:name="P43" style:family="paragraph" style:parent-style-name="Standard">
      <style:paragraph-properties fo:text-align="start" style:justify-single-word="false"/>
      <style:text-properties fo:font-size="12pt" officeooo:paragraph-rsid="002e352f" style:font-size-asian="12pt" style:font-size-complex="12pt"/>
    </style:style>
    <style:style style:name="P44" style:family="paragraph" style:parent-style-name="Standard">
      <style:paragraph-properties fo:text-align="start" style:justify-single-word="false"/>
      <style:text-properties fo:font-size="12pt" officeooo:paragraph-rsid="00327fe2" style:font-size-asian="12pt" style:font-size-complex="12pt"/>
    </style:style>
    <style:style style:name="P45" style:family="paragraph" style:parent-style-name="Standard">
      <style:paragraph-properties fo:text-align="start" style:justify-single-word="false"/>
      <style:text-properties style:font-name="Latin Modern Math" fo:font-size="12pt" fo:language="en" fo:country="GB" officeooo:rsid="0033f8fd" style:font-size-asian="12pt" style:font-size-complex="12pt"/>
    </style:style>
    <style:style style:name="T1" style:family="text">
      <style:text-properties style:font-name="Latin Modern Sans"/>
    </style:style>
    <style:style style:name="T2" style:family="text">
      <style:text-properties style:font-name="Latin Modern Sans" officeooo:rsid="00081d69"/>
    </style:style>
    <style:style style:name="T3" style:family="text">
      <style:text-properties style:font-name="Latin Modern Sans" fo:language="en" fo:country="GB" officeooo:rsid="0000e88e"/>
    </style:style>
    <style:style style:name="T4" style:family="text">
      <style:text-properties style:font-name="Latin Modern Sans" fo:language="en" fo:country="GB" officeooo:rsid="0002d6ed"/>
    </style:style>
    <style:style style:name="T5" style:family="text">
      <style:text-properties style:font-name="Latin Modern Sans" fo:language="en" fo:country="GB" fo:font-style="italic" officeooo:rsid="0000e88e" style:font-style-asian="italic" style:font-style-complex="italic"/>
    </style:style>
    <style:style style:name="T6" style:family="text">
      <style:text-properties style:font-name="Latin Modern Sans" fo:language="en" fo:country="GB" fo:font-style="italic" officeooo:rsid="0002b94f" style:font-style-asian="italic" style:font-style-complex="italic"/>
    </style:style>
    <style:style style:name="T7" style:family="text">
      <style:text-properties style:font-name="Latin Modern Sans" fo:language="en" fo:country="GB" fo:font-style="italic" officeooo:rsid="000c292e" style:font-style-asian="italic" style:font-style-complex="italic"/>
    </style:style>
    <style:style style:name="T8" style:family="text">
      <style:text-properties style:font-name="Latin Modern Sans" fo:language="en" fo:country="GB" fo:font-style="italic" officeooo:rsid="002cdc93" style:font-style-asian="italic" style:font-style-complex="italic"/>
    </style:style>
    <style:style style:name="T9" style:family="text">
      <style:text-properties style:font-name="Latin Modern Sans" fo:language="en" fo:country="GB" officeooo:rsid="0002b94f"/>
    </style:style>
    <style:style style:name="T10" style:family="text">
      <style:text-properties style:font-name="Latin Modern Sans" fo:language="en" fo:country="GB" officeooo:rsid="000574c0"/>
    </style:style>
    <style:style style:name="T11" style:family="text">
      <style:text-properties style:font-name="Latin Modern Sans" fo:language="en" fo:country="GB" officeooo:rsid="00036828"/>
    </style:style>
    <style:style style:name="T12" style:family="text">
      <style:text-properties style:font-name="Latin Modern Sans" fo:language="en" fo:country="GB" officeooo:rsid="0006455a"/>
    </style:style>
    <style:style style:name="T13" style:family="text">
      <style:text-properties style:font-name="Latin Modern Sans" fo:language="en" fo:country="GB" officeooo:rsid="000449ee"/>
    </style:style>
    <style:style style:name="T14" style:family="text">
      <style:text-properties style:font-name="Latin Modern Sans" fo:language="en" fo:country="GB" officeooo:rsid="0009d93d"/>
    </style:style>
    <style:style style:name="T15" style:family="text">
      <style:text-properties style:font-name="Latin Modern Sans" fo:language="en" fo:country="GB" officeooo:rsid="00198db4"/>
    </style:style>
    <style:style style:name="T16" style:family="text">
      <style:text-properties style:font-name="Latin Modern Sans" fo:language="en" fo:country="GB" officeooo:rsid="001ab5d1"/>
    </style:style>
    <style:style style:name="T17" style:family="text">
      <style:text-properties style:font-name="Latin Modern Sans" fo:language="en" fo:country="GB" officeooo:rsid="00208cb3"/>
    </style:style>
    <style:style style:name="T18" style:family="text">
      <style:text-properties style:font-name="Latin Modern Sans" fo:language="en" fo:country="GB" officeooo:rsid="002cdc93"/>
    </style:style>
    <style:style style:name="T19" style:family="text">
      <style:text-properties style:font-name="Latin Modern Sans" fo:language="en" fo:country="GB" officeooo:rsid="00327fe2"/>
    </style:style>
    <style:style style:name="T20" style:family="text">
      <style:text-properties style:font-name="Latin Modern Sans" fo:font-size="12pt" fo:language="en" fo:country="GB" officeooo:rsid="0000e88e" style:font-size-asian="12pt" style:font-size-complex="12pt"/>
    </style:style>
    <style:style style:name="T21" style:family="text">
      <style:text-properties style:font-name="Latin Modern Sans" fo:font-size="12pt" fo:language="en" fo:country="GB" officeooo:rsid="0002d6ed" style:font-size-asian="12pt" style:font-size-complex="12pt"/>
    </style:style>
    <style:style style:name="T22" style:family="text">
      <style:text-properties style:font-name="Latin Modern Sans" fo:font-size="12pt" fo:language="en" fo:country="GB" officeooo:rsid="000d3249" style:font-size-asian="12pt" style:font-size-complex="12pt"/>
    </style:style>
    <style:style style:name="T23" style:family="text">
      <style:text-properties style:font-name="Latin Modern Sans" fo:font-size="12pt" fo:language="en" fo:country="GB" officeooo:rsid="00081d69" style:font-size-asian="12pt" style:font-size-complex="12pt"/>
    </style:style>
    <style:style style:name="T24" style:family="text">
      <style:text-properties style:font-name="Latin Modern Sans" fo:font-size="12pt" fo:language="en" fo:country="GB" officeooo:rsid="000e45f8" style:font-size-asian="12pt" style:font-size-complex="12pt"/>
    </style:style>
    <style:style style:name="T25" style:family="text">
      <style:text-properties style:font-name="Latin Modern Sans" fo:font-size="12pt" fo:language="en" fo:country="GB" officeooo:rsid="000fee00" style:font-size-asian="12pt" style:font-size-complex="12pt"/>
    </style:style>
    <style:style style:name="T26" style:family="text">
      <style:text-properties style:font-name="Latin Modern Sans" fo:font-size="12pt" fo:language="en" fo:country="GB" officeooo:rsid="00103378" style:font-size-asian="12pt" style:font-size-complex="12pt"/>
    </style:style>
    <style:style style:name="T27" style:family="text">
      <style:text-properties style:font-name="Latin Modern Sans" fo:font-size="12pt" fo:language="en" fo:country="GB" officeooo:rsid="0011c39a" style:font-size-asian="12pt" style:font-size-complex="12pt"/>
    </style:style>
    <style:style style:name="T28" style:family="text">
      <style:text-properties style:font-name="Latin Modern Sans" fo:font-size="12pt" fo:language="en" fo:country="GB" officeooo:rsid="0012fc44" style:font-size-asian="12pt" style:font-size-complex="12pt"/>
    </style:style>
    <style:style style:name="T29" style:family="text">
      <style:text-properties style:font-name="Latin Modern Sans" fo:font-size="12pt" fo:language="en" fo:country="GB" officeooo:rsid="00036828" style:font-size-asian="12pt" style:font-size-complex="12pt"/>
    </style:style>
    <style:style style:name="T30" style:family="text">
      <style:text-properties style:font-name="Latin Modern Sans" fo:font-size="12pt" fo:language="en" fo:country="GB" officeooo:rsid="000449ee" style:font-size-asian="12pt" style:font-size-complex="12pt"/>
    </style:style>
    <style:style style:name="T31" style:family="text">
      <style:text-properties style:font-name="Latin Modern Sans" fo:font-size="12pt" fo:language="en" fo:country="GB" officeooo:rsid="00149565" style:font-size-asian="12pt" style:font-size-complex="12pt"/>
    </style:style>
    <style:style style:name="T32" style:family="text">
      <style:text-properties style:font-name="Latin Modern Sans" fo:font-size="12pt" fo:language="en" fo:country="GB" officeooo:rsid="00155209" style:font-size-asian="12pt" style:font-size-complex="12pt"/>
    </style:style>
    <style:style style:name="T33" style:family="text">
      <style:text-properties style:font-name="Latin Modern Sans" fo:font-size="12pt" fo:language="en" fo:country="GB" officeooo:rsid="0009d93d" style:font-size-asian="12pt" style:font-size-complex="12pt"/>
    </style:style>
    <style:style style:name="T34" style:family="text">
      <style:text-properties style:font-name="Latin Modern Sans" fo:font-size="12pt" fo:language="en" fo:country="GB" officeooo:rsid="00175a60" style:font-size-asian="12pt" style:font-size-complex="12pt"/>
    </style:style>
    <style:style style:name="T35" style:family="text">
      <style:text-properties style:font-name="Latin Modern Sans" fo:font-size="12pt" fo:language="en" fo:country="GB" officeooo:rsid="001807f2" style:font-size-asian="12pt" style:font-size-complex="12pt"/>
    </style:style>
    <style:style style:name="T36" style:family="text">
      <style:text-properties style:font-name="Latin Modern Sans" fo:font-size="12pt" fo:language="en" fo:country="GB" officeooo:rsid="0015a6af" style:font-size-asian="12pt" style:font-size-complex="12pt"/>
    </style:style>
    <style:style style:name="T37" style:family="text">
      <style:text-properties style:font-name="Latin Modern Sans" fo:font-size="12pt" fo:language="en" fo:country="GB" officeooo:rsid="00178091" style:font-size-asian="12pt" style:font-size-complex="12pt"/>
    </style:style>
    <style:style style:name="T38" style:family="text">
      <style:text-properties style:font-name="Latin Modern Sans" fo:font-size="12pt" fo:language="en" fo:country="GB" officeooo:rsid="001cebad" style:font-size-asian="12pt" style:font-size-complex="12pt"/>
    </style:style>
    <style:style style:name="T39" style:family="text">
      <style:text-properties style:font-name="Latin Modern Sans" fo:font-size="12pt" fo:language="en" fo:country="GB" officeooo:rsid="000c292e" style:font-size-asian="12pt" style:font-size-complex="12pt"/>
    </style:style>
    <style:style style:name="T40" style:family="text">
      <style:text-properties style:font-name="Latin Modern Sans" fo:font-size="12pt" fo:language="en" fo:country="GB" officeooo:rsid="001f33a1" style:font-size-asian="12pt" style:font-size-complex="12pt"/>
    </style:style>
    <style:style style:name="T41" style:family="text">
      <style:text-properties style:font-name="Latin Modern Sans" fo:font-size="12pt" fo:language="en" fo:country="GB" officeooo:rsid="00208cb3" style:font-size-asian="12pt" style:font-size-complex="12pt"/>
    </style:style>
    <style:style style:name="T42" style:family="text">
      <style:text-properties style:font-name="Latin Modern Sans" fo:font-size="12pt" fo:language="en" fo:country="GB" officeooo:rsid="00198db4" style:font-size-asian="12pt" style:font-size-complex="12pt"/>
    </style:style>
    <style:style style:name="T43" style:family="text">
      <style:text-properties style:font-name="Latin Modern Sans" fo:font-size="12pt" fo:language="en" fo:country="GB" officeooo:rsid="0022dc2e" style:font-size-asian="12pt" style:font-size-complex="12pt"/>
    </style:style>
    <style:style style:name="T44" style:family="text">
      <style:text-properties style:font-name="Latin Modern Sans" fo:font-size="12pt" fo:language="en" fo:country="GB" officeooo:rsid="00249d9e" style:font-size-asian="12pt" style:font-size-complex="12pt"/>
    </style:style>
    <style:style style:name="T45" style:family="text">
      <style:text-properties style:font-name="Latin Modern Sans" fo:font-size="12pt" fo:language="en" fo:country="GB" officeooo:rsid="00259b23" style:font-size-asian="12pt" style:font-size-complex="12pt"/>
    </style:style>
    <style:style style:name="T46" style:family="text">
      <style:text-properties style:font-name="Latin Modern Sans" fo:font-size="12pt" fo:language="en" fo:country="GB" officeooo:rsid="00276818" style:font-size-asian="12pt" style:font-size-complex="12pt"/>
    </style:style>
    <style:style style:name="T47" style:family="text">
      <style:text-properties style:font-name="Latin Modern Sans" fo:font-size="12pt" fo:language="en" fo:country="GB" officeooo:rsid="00280c09" style:font-size-asian="12pt" style:font-size-complex="12pt"/>
    </style:style>
    <style:style style:name="T48" style:family="text">
      <style:text-properties style:font-name="Latin Modern Sans" fo:font-size="12pt" fo:language="en" fo:country="GB" officeooo:rsid="002893d1" style:font-size-asian="12pt" style:font-size-complex="12pt"/>
    </style:style>
    <style:style style:name="T49" style:family="text">
      <style:text-properties style:font-name="Latin Modern Sans" fo:font-size="12pt" fo:language="en" fo:country="GB" officeooo:rsid="002980bd" style:font-size-asian="12pt" style:font-size-complex="12pt"/>
    </style:style>
    <style:style style:name="T50" style:family="text">
      <style:text-properties style:font-name="Latin Modern Sans" fo:font-size="12pt" fo:language="en" fo:country="GB" officeooo:rsid="002a4831" style:font-size-asian="12pt" style:font-size-complex="12pt"/>
    </style:style>
    <style:style style:name="T51" style:family="text">
      <style:text-properties style:font-name="Latin Modern Sans" fo:font-size="12pt" fo:language="en" fo:country="GB" officeooo:rsid="002e7d28" style:font-size-asian="12pt" style:font-size-complex="12pt"/>
    </style:style>
    <style:style style:name="T52" style:family="text">
      <style:text-properties style:font-name="Latin Modern Sans" fo:font-size="12pt" fo:language="en" fo:country="GB" officeooo:rsid="00301fa1" style:font-size-asian="12pt" style:font-size-complex="12pt"/>
    </style:style>
    <style:style style:name="T53" style:family="text">
      <style:text-properties style:font-name="Latin Modern Sans" fo:font-size="12pt" fo:language="en" fo:country="GB" officeooo:rsid="00327fe2" style:font-size-asian="12pt" style:font-size-complex="12pt"/>
    </style:style>
    <style:style style:name="T54" style:family="text">
      <style:text-properties style:font-name="Latin Modern Sans" fo:font-size="12pt" fo:language="en" fo:country="GB" officeooo:rsid="00278389" style:font-size-asian="12pt" style:font-size-complex="12pt"/>
    </style:style>
    <style:style style:name="T55" style:family="text">
      <style:text-properties style:font-name="Latin Modern Sans" fo:font-size="12pt" fo:language="en" fo:country="GB" officeooo:rsid="0033f8fd" style:font-size-asian="12pt" style:font-size-complex="12pt"/>
    </style:style>
    <style:style style:name="T56" style:family="text">
      <style:text-properties style:font-name="Latin Modern Sans" fo:font-size="12pt" fo:language="en" fo:country="GB" officeooo:rsid="00348991" style:font-size-asian="12pt" style:font-size-complex="12pt"/>
    </style:style>
    <style:style style:name="T57" style:family="text">
      <style:text-properties style:font-name="Latin Modern Sans" fo:font-size="12pt" fo:language="en" fo:country="GB" fo:font-style="italic" officeooo:rsid="0000e88e" style:font-size-asian="12pt" style:font-style-asian="italic" style:font-size-complex="12pt" style:font-style-complex="italic"/>
    </style:style>
    <style:style style:name="T58" style:family="text">
      <style:text-properties style:font-name="Latin Modern Sans" fo:font-size="12pt" fo:language="en" fo:country="GB" fo:font-style="italic" officeooo:rsid="00280c09" style:font-size-asian="12pt" style:font-style-asian="italic" style:font-size-complex="12pt" style:font-style-complex="italic"/>
    </style:style>
    <style:style style:name="T59" style:family="text">
      <style:text-properties style:font-name="Latin Modern Sans" fo:font-size="12pt" fo:language="en" fo:country="GB" fo:font-style="italic" officeooo:rsid="000c292e" style:font-size-asian="12pt" style:font-style-asian="italic" style:font-size-complex="12pt" style:font-style-complex="italic"/>
    </style:style>
    <style:style style:name="T60" style:family="text">
      <style:text-properties style:font-name="Latin Modern Sans" fo:font-size="12pt" fo:language="en" fo:country="GB" fo:font-style="italic" officeooo:rsid="00301fa1" style:font-size-asian="12pt" style:font-style-asian="italic" style:font-size-complex="12pt" style:font-style-complex="italic"/>
    </style:style>
    <style:style style:name="T61" style:family="text">
      <style:text-properties style:font-name="Latin Modern Sans" fo:font-size="12pt" fo:language="en" fo:country="GB" fo:font-style="italic" officeooo:rsid="00327fe2" style:font-size-asian="12pt" style:font-style-asian="italic" style:font-size-complex="12pt" style:font-style-complex="italic"/>
    </style:style>
    <style:style style:name="T62" style:family="text">
      <style:text-properties style:font-name="Latin Modern Sans" fo:font-size="12pt" fo:language="en" fo:country="GB" fo:font-style="italic" officeooo:rsid="00278389" style:font-size-asian="12pt" style:font-style-asian="italic" style:font-size-complex="12pt" style:font-style-complex="italic"/>
    </style:style>
    <style:style style:name="T63" style:family="text">
      <style:text-properties style:font-name="Latin Modern Sans" officeooo:rsid="00155209"/>
    </style:style>
    <style:style style:name="T64" style:family="text">
      <style:text-properties fo:language="en" fo:country="GB" officeooo:rsid="0000e88e"/>
    </style:style>
    <style:style style:name="T65" style:family="text">
      <style:text-properties fo:language="en" fo:country="GB" fo:font-style="italic" officeooo:rsid="0000e88e" style:font-style-asian="italic" style:font-style-complex="italic"/>
    </style:style>
    <style:style style:name="T66" style:family="text">
      <style:text-properties fo:language="en" fo:country="GB" fo:font-style="italic" officeooo:rsid="00280c09" style:font-style-asian="italic" style:font-style-complex="italic"/>
    </style:style>
    <style:style style:name="T67" style:family="text">
      <style:text-properties fo:language="en" fo:country="GB" officeooo:rsid="0002b94f"/>
    </style:style>
    <style:style style:name="T68" style:family="text">
      <style:text-properties fo:language="en" fo:country="GB" fo:font-style="normal" officeooo:rsid="0000e88e" style:font-style-asian="normal" style:font-style-complex="normal"/>
    </style:style>
    <style:style style:name="T69" style:family="text">
      <style:text-properties fo:language="en" fo:country="GB" officeooo:rsid="000574c0"/>
    </style:style>
    <style:style style:name="T70" style:family="text">
      <style:text-properties officeooo:rsid="0002d6ed"/>
    </style:style>
    <style:style style:name="T71" style:family="text">
      <style:text-properties officeooo:rsid="0009d93d"/>
    </style:style>
    <style:style style:name="T72" style:family="text">
      <style:text-properties fo:font-size="12pt" style:font-size-asian="12pt" style:font-size-complex="12pt"/>
    </style:style>
    <style:style style:name="T73" style:family="text">
      <style:text-properties officeooo:rsid="000c292e"/>
    </style:style>
    <style:style style:name="T74" style:family="text">
      <style:text-properties fo:font-style="italic" style:font-style-asian="italic" style:font-style-complex="italic"/>
    </style:style>
    <style:style style:name="T75" style:family="text">
      <style:text-properties style:text-position="super 58%" style:font-name="Latin Modern Sans" fo:font-size="12pt" fo:language="en" fo:country="GB" officeooo:rsid="000c292e" style:font-size-asian="12pt" style:font-size-complex="12pt"/>
    </style:style>
    <style:style style:name="T76" style:family="text">
      <style:text-properties style:text-position="sub 58%" style:font-name="Latin Modern Sans" fo:font-size="12pt" fo:language="en" fo:country="GB" fo:font-style="italic" officeooo:rsid="000c292e" style:font-size-asian="12pt" style:font-style-asian="italic" style:font-size-complex="12pt" style:font-style-complex="italic"/>
    </style:style>
    <style:style style:name="T77" style:family="text">
      <style:text-properties style:text-position="sub 58%" style:font-name="Latin Modern Sans" fo:font-size="12pt" fo:language="en" fo:country="GB" fo:font-style="italic" officeooo:rsid="00280c09" style:font-size-asian="12pt" style:font-style-asian="italic" style:font-size-complex="12pt" style:font-style-complex="italic"/>
    </style:style>
    <style:style style:name="T78" style:family="text">
      <style:text-properties style:text-position="sub 58%" style:font-name="Latin Modern Sans" fo:language="en" fo:country="GB" fo:font-style="italic" officeooo:rsid="000c292e" style:font-style-asian="italic" style:font-style-complex="italic"/>
    </style:style>
    <style:style style:name="T79" style:family="text">
      <style:text-properties style:text-position="sub 58%" fo:font-style="italic" style:font-style-asian="italic" style:font-style-complex="italic"/>
    </style:style>
    <style:style style:name="T80" style:family="text">
      <style:text-properties style:text-position="sub 58%" fo:language="en" fo:country="GB" fo:font-style="italic" officeooo:rsid="00280c09" style:font-style-asian="italic" style:font-style-complex="italic"/>
    </style:style>
    <style:style style:name="T81" style:family="text">
      <style:text-properties officeooo:rsid="00312ec3"/>
    </style:style>
    <style:style style:name="T82" style:family="text">
      <style:text-properties officeooo:rsid="003999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verall, I believe this work represents an important next-step in the development of</text:p>
      <text:p text:style-name="P16">HB-style models that explores how we might relax the constant N_e assumption. My</text:p>
      <text:p text:style-name="P16">comments are as follows:</text:p>
      <text:p text:style-name="P16"/>
      <text:p text:style-name="P16">1) On page 3 line 94, the authors suggest that dN/dS is not a parameter of their model</text:p>
      <text:p text:style-name="P16">(similarly there is no such parameter in equation 20 presenting the codon substitution</text:p>
      <text:p text:style-name="P16">component of the model). However, "omega" is a parameter of the model in the</text:p>
      <text:p text:style-name="P16">PhyloBayes MPI package. Can the authors please confirm whether omega is a model</text:p>
      <text:p text:style-name="P16">parameter or not? Looking now at the ThibaultLatrille/bayescode repository, it's not</text:p>
      <text:p text:style-name="P16">clear to me that "omega" has actually been taken out of the model in practice; e.g.</text:p>
      <text:p text:style-name="P16">comments in</text:p>
      <text:p text:style-name="P16">https://github.com/ThibaultLatrille/bayescode/blob/chronogram/src/lib/AAMutSelNeCo</text:p>
      <text:p text:style-name="P16">donMatrixBidimArray.hpp​ read: "It then a constructs a 2-dimensional-array of</text:p>
      <text:p text:style-name="P16">AAMutSelOmegaCodonSubMatrix​ ." I have not explored the code in depth, and of</text:p>
      <text:p text:style-name="P16">course a comment does not imply omega was definitely used, but it is certainly</text:p>
      <text:p text:style-name="P16">suggestive.</text:p>
      <text:p text:style-name="P16"/>
      <text:p text:style-name="P23"><text:span text:style-name="T20">It is </text:span><text:span text:style-name="T21">indeed </text:span><text:span text:style-name="T20">true that “</text:span><text:span text:style-name="T57">omega</text:span><text:span text:style-name="T20">” has been implemented as a parameter of the model, and that it can be fed as a parameter of the codon matrices “</text:span><text:span text:style-name="T57">AAMutSelOmegaCodonSubMatrix</text:span><text:span text:style-name="T20">”. We actually leveraged this modelling combining mutation-selection fitness profiles and “</text:span><text:span text:style-name="T57">omega</text:span><text:span text:style-name="T20">” to detect specific sites inside a gene that show an excess of substitutions compared to the nearly-neutral expectation (</text:span><text:a xlink:type="simple" xlink:href="https://doi.org/10.1093/molbev/msaa265" text:style-name="Internet_20_link" text:visited-style-name="Visited_20_Internet_20_Link"><text:span text:style-name="T72">https://doi.org/10.1093/molbev/msaa265</text:span></text:a><text:span text:style-name="T20">).</text:span></text:p>
      <text:p text:style-name="P2"/>
      <text:p text:style-name="P19"><text:span text:style-name="T9">However, in the model presented here, </text:span><text:span text:style-name="T3">“</text:span><text:span text:style-name="T5">omega</text:span><text:span text:style-name="T3">” </text:span><text:span text:style-name="T9">has been taken out of the model in practice, as </text:span><text:span text:style-name="T10">it can be found</text:span><text:span text:style-name="T9"> </text:span><text:span text:style-name="T10">at </text:span><text:span text:style-name="T9">line 13-14 of “</text:span><text:span text:style-name="T6">AAMutSelNeCodonMatrixBidimArray.cpp</text:span><text:span text:style-name="T9">” </text:span><text:span text:style-name="T4">when constructing the </text:span><text:span text:style-name="T3">“</text:span><text:span text:style-name="T5">AAMutSelOmegaCodonSubMatrix</text:span><text:span text:style-name="T3">”.</text:span></text:p>
      <text:p text:style-name="P3"/>
      <text:p text:style-name="P13"><text:s text:c="12"/>matrixbidimarray[i][j] = new AAMutSelOmegaCodonSubMatrix(</text:p>
      <text:p text:style-name="P13"><text:s text:c="16"/>codonstatespace, nucmatrix, fitnessarray-&gt;GetVal(j), 1.0, pop_size_array.at(i));</text:p>
      <text:p text:style-name="P13"/>
      <text:p text:style-name="P13">Where the 1.0 refers to “omega” <text:span text:style-name="T70">parameter, set to a fixed value of 1.0 (multiplicative parameter)</text:span>. <text:s/></text:p>
      <text:p text:style-name="P13"/>
      <text:p text:style-name="P42"><text:span text:style-name="T64">As a side note, we are </text:span><text:span text:style-name="T67">implementing a model where </text:span><text:span text:style-name="T64">“</text:span><text:span text:style-name="T65">omega</text:span><text:span text:style-name="T64">” </text:span><text:span text:style-name="T67">is also a branch-specific parameter </text:span><text:span text:style-name="T69">(another </text:span><text:span text:style-name="T67">component of the </text:span><text:span text:style-name="T69">multivariate B</text:span><text:span text:style-name="T67">rownian </text:span><text:span text:style-name="T69">process)</text:span><text:span text:style-name="T67">, such as to test whether it correlates with </text:span><text:span text:style-name="T66">N</text:span><text:span text:style-name="T80">e</text:span><text:span text:style-name="T68">:</text:span></text:p>
      <text:p text:style-name="P1"><text:a xlink:type="simple" xlink:href="https://github.com/ThibaultLatrille/bayescode/tree/branchomega" text:style-name="Internet_20_link" text:visited-style-name="Visited_20_Internet_20_Link"><text:span text:style-name="T72">https://github.com/ThibaultLatrille/bayescode/tree/branchomega</text:span></text:a></text:p>
      <text:p text:style-name="P16"/>
      <text:p text:style-name="P16">2) For Figure 1, I recommend two minor changes to improve clarity (but note that overall,</text:p>
      <text:p text:style-name="P16">this is a great figure!):</text:p>
      <text:p text:style-name="P16">a) For panel "A," are residue colors based on the same colors as tips?</text:p>
      <text:p text:style-name="P16">Communicating how the colors are related will be helpful. It is also challenging</text:p>
      <text:p text:style-name="P16">to distinguish red/orange (and I do not have any color vision deficiency). If the</text:p>
      <text:p text:style-name="P16">colors are key for interpreting the figure, please ensure they can be universally</text:p>
      <text:p text:style-name="P16">distinguished.</text:p>
      <text:p text:style-name="P16">b) It would be helpful to add the letter "i" in the top right text orange: "20</text:p>
      <text:p text:style-name="P16"><text:soft-page-break/>amino-acid fitnesses for each profile category (each site ​ i ​ of the alignment is</text:p>
      <text:p text:style-name="P16">assigned one of the K profile category)".</text:p>
      <text:p text:style-name="P16"/>
      <text:p text:style-name="P20"><text:span text:style-name="T3">T</text:span><text:span text:style-name="T4">hank you very much for these suggestions.<text:line-break/>a) </text:span><text:span text:style-name="T11">Residue colors </text:span><text:span text:style-name="T12">are</text:span><text:span text:style-name="T4"> indeed misleading </text:span><text:span text:style-name="T13">and the legend </text:span><text:span text:style-name="T10">was</text:span><text:span text:style-name="T13"> missing</text:span><text:span text:style-name="T4">. </text:span><text:span text:style-name="T11">It was </text:span><text:span text:style-name="T13">originally </text:span><text:span text:style-name="T11">meant to discriminate synonymous </text:span><text:span text:style-name="T10">(blue)</text:span><text:span text:style-name="T11"> and non-synonymous substitutions </text:span><text:span text:style-name="T10">(red)</text:span><text:span text:style-name="T11">. </text:span><text:span text:style-name="T13">But this information is not relevant and is just confusing, so all residues </text:span><text:span text:style-name="T12">now </text:span><text:span text:style-name="T13">have the same color.</text:span></text:p>
      <text:p text:style-name="P19"><text:span text:style-name="T4">b) </text:span><text:span text:style-name="T13">Upon reflection </text:span><text:span text:style-name="T12">on this comment</text:span><text:span text:style-name="T13">, </text:span><text:span text:style-name="T12">and for better clarity, we now</text:span><text:span text:style-name="T13"> display </text:span><text:span text:style-name="T10">the site-specific </text:span><text:span text:style-name="T12">amino-acid </text:span><text:span text:style-name="T10">fitnesses as logo-plot (where the fitness for each amino-acid is stacked vertically </text:span><text:span text:style-name="T12">for each site), instead of profile categories (which are then assigned to sites). The legend has been changed accordingly.</text:span></text:p>
      <text:p text:style-name="P14"/>
      <text:p text:style-name="P16">3) Page 5 line 130: "In the model introduced here, Ne and μ are allowed to vary between</text:p>
      <text:p text:style-name="P16">species (across branches)." The phrase "across branches" is somewhat ambiguous -</text:p>
      <text:p text:style-name="P16">rephasing this to "among branches" might be better to communicate that parameters</text:p>
      <text:p text:style-name="P16">do not vary *within* a particular branch.</text:p>
      <text:p text:style-name="P16"/>
      <text:p text:style-name="P4"><text:span text:style-name="T81">Absolutely, w</text:span>e also edited a second occurrence page 15 line 409-410</text:p>
      <text:p text:style-name="P4"/>
      <text:p text:style-name="P16">4) The paragraph at the top of page 10 needs some significant copy editing. Are there 18</text:p>
      <text:p text:style-name="P16">genes from 4 MSAs, or 18 MSAs? In addition, the methods behind this subsetting</text:p>
      <text:p text:style-name="P16">should be more clearly explained. How many subsets are analyzed?</text:p>
      <text:p text:style-name="P16"/>
      <text:p text:style-name="P32"><text:span text:style-name="T49">The paragraph has been rephrased to:<text:line-break/></text:span><text:span text:style-name="T38">W</text:span><text:span text:style-name="T39">e restricted our analyses to a random set 18 of orthologous genes, which are the</text:span><text:span text:style-name="T40">n</text:span><text:span text:style-name="T39"> concatenated into a single (multiple sequence alignment) MSA for analysis. To assess the reproducibility of our inference and check that the signal about variation in </text:span><text:span text:style-name="T58">N</text:span><text:span text:style-name="T77">e</text:span><text:span text:style-name="T39"> is not driven by a particular sampled gene set, we analysed in total 4 different concatenated MSA each containing 18 randomly sampled genes.</text:span></text:p>
      <text:p text:style-name="P4"/>
      <text:p text:style-name="P16">5) Jumping off the previous comment, in general through the manuscript, this subsetting</text:p>
      <text:p text:style-name="P16">aspect of the Methods was not clear to me. How do all the subsets relate to the full</text:p>
      <text:p text:style-name="P16">analysis of 77 placentals presented (and similarly for isopods)? Reading the mammals</text:p>
      <text:p text:style-name="P16">section of the SI, I see that 4 replicates of 18 randomly-chosen taxa were performed,</text:p>
      <text:p text:style-name="P16">but Table 7 shows four replicates for which there are more than 18 rows per replicate.</text:p>
      <text:p text:style-name="P17">This doesn't make sense to me with the current explanation of the methods.</text:p>
      <text:p text:style-name="P17"/>
      <text:p text:style-name="P32"><text:span text:style-name="T38">The </text:span><text:span text:style-name="T40">sub-sampling</text:span><text:span text:style-name="T38"> procedure was </text:span><text:span text:style-name="T40">undoubtedly</text:span><text:span text:style-name="T38"> not clearly stated. </text:span><text:span text:style-name="T40">More specifically, for each replicate, we randomly choose 18 genes which are then concatenated. If a gene is not present for one the 77 taxa, gaps are added to the MSA for this specie. We verified that for each species the concatenated MSA does not contains only gaps (meaning that all 18 genes are absent in this species). Once the analysis is done, we obtain an estimation of </text:span><text:span text:style-name="T58">N</text:span><text:span text:style-name="T77">e</text:span><text:span text:style-name="T40"> for each extant species, which is shown in table 7. This procedure is repeated on 4 different replicates. Hence we obtain for each species 4 different estimations of </text:span><text:span text:style-name="T58">N</text:span><text:span text:style-name="T77">e</text:span><text:span text:style-name="T40">.</text:span></text:p>
      <text:p text:style-name="P5"/>
      <text:p text:style-name="P17"><text:soft-page-break/>6) Jumping off again...The authors state only that the subsetting was performed "for</text:p>
      <text:p text:style-name="P16">computational reasons." Much more information is needed here to explain why this</text:p>
      <text:p text:style-name="P16">procedure was necessary and what the specific "computational reasons" are. Ie what</text:p>
      <text:p text:style-name="P16">resources were needed and what was the runtime for analyzing "only" 18 genes? Is this</text:p>
      <text:p text:style-name="P16">also an MPI implementation? This will also help readers know if the presented method</text:p>
      <text:p text:style-name="P16">is feasible for their data. The overall limitations of the method associated with</text:p>
      <text:p text:style-name="P16">computational constraints should be discussed. Indeed, the only caveat about</text:p>
      <text:p text:style-name="P16">computational resources in the manuscript is page 13 line 364, "In addition, the</text:p>
      <text:p text:style-name="P16">empirical fitting of the model requires more computing resources." A lot more is needed</text:p>
      <text:p text:style-name="P16">here.</text:p>
      <text:p text:style-name="P45"/>
      <text:p text:style-name="P35"><text:span text:style-name="T53">The program has not been implemented in MPI so far. </text:span><text:span text:style-name="T55">And we agree that feasibility should be discussed, we added this </text:span><text:span text:style-name="T53">paragraph to the Discussion:</text:span></text:p>
      <text:p text:style-name="P36"><text:bookmark-start text:name="__DdeLink__1711_1564477253"/><text:span text:style-name="T53">Moreover, providing a parallelized version would allow user to apply this model to their data more conveniently. </text:span><text:span text:style-name="T55">Currently, r</text:span><text:span text:style-name="T53">unning the program (single core) on an MSA of 18 mammals genes (77 extant species, and on the order of 15000 nucleotide sites) for 4000 iterations of the chain (1000 are left as burn-in) takes approximately 2-4 weeks of computations, which is quite long although still accessible for users.</text:span><text:bookmark-end text:name="__DdeLink__1711_1564477253"/><text:span text:style-name="T53"><text:line-break/><text:line-break/></text:span><text:span text:style-name="T56">I</text:span><text:bookmark-start text:name="__DdeLink__1717_1564477253"/><text:span text:style-name="T53">ncreasing the number of sites, of number of species, or number of profile categories will result in further increase in computational time making the program quite unusable.</text:span><text:bookmark-end text:name="__DdeLink__1717_1564477253"/></text:p>
      <text:p text:style-name="P35"><text:span text:style-name="T53"/></text:p>
      <text:p text:style-name="P5"/>
      <text:p text:style-name="P16">7) Suggestions to improve readability of Figure 2:</text:p>
      <text:p text:style-name="P16">a) Please move panel labels A-F to the top-left outer corners of each panel.</text:p>
      <text:p text:style-name="P16">b) Please add information to the caption indicating what the simulation for C/F is.</text:p>
      <text:p text:style-name="P16">This information is provided for A/D and B/E, but not C/F.</text:p>
      <text:p text:style-name="P16"/>
      <text:p text:style-name="P25"><text:span text:style-name="T22">a) Top-left corner is indeed more appropriate for </text:span><text:span text:style-name="T24">the labels </text:span><text:span text:style-name="T25">than bottom-right</text:span><text:span text:style-name="T26">, </text:span><text:span text:style-name="T27">and also more consistent with the other figures</text:span><text:span text:style-name="T22">.</text:span></text:p>
      <text:p text:style-name="P25"><text:span text:style-name="T22">b) A</text:span><text:span text:style-name="T23">ccounting for site epistasis in the context of selection for protein stability (C/F)</text:span></text:p>
      <text:p text:style-name="P6"/>
      <text:p text:style-name="P16">8) In general, the methods and parameterizations for the simulations need a lot more</text:p>
      <text:p text:style-name="P16">detail, even considering the SI. Eg, the authors state that fitnesses were extracted from</text:p>
      <text:p text:style-name="P16">Bloom's <text:bookmark-start text:name="__DdeLink__1698_1564477253"/>deep mutational scanning<text:bookmark-end text:name="__DdeLink__1698_1564477253"/> data, but they do not describe ​ how specifically</text:p>
      <text:p text:style-name="P16">these values were incorporated into simulations. Another example, this sentence,</text:p>
      <text:p text:style-name="P16">"Mutations are drawn randomly based on mutation rates" leaves much to be desired.</text:p>
      <text:p text:style-name="P16">Please take some time to ​ seriously clarify ​ the precise approach to each simulation,</text:p>
      <text:p text:style-name="P16">including the size of simulations (I had a hard time finding the trees used for simulation,</text:p>
      <text:p text:style-name="P16">the codon lengths, etc), all initial parameterizations and how those values were</text:p>
      <text:p text:style-name="P16">ascertained and specifically applied to each simulation, how specifically parameters are</text:p>
      <text:p text:style-name="P16">setup to vary across phylogenies, etc.</text:p>
      <text:p text:style-name="P16"/>
      <text:p text:style-name="P40">The fitness vectors used in this study are extracted from Bloom (2017), which were experimentally determined by deep mutational scanning for 498 codon sites of the nucleoprotein in Influenza Virus strains (as human host). Although the Influenza Virus is <text:soft-page-break/>phylogenetically far away from vertebrates, the experimentally determined profiles in these strains capture the structural constrains exerted on proteins. For each codon site z of our simulation, we assign randomly one the 498 fitness profile (sampling with replacement) experimentally determined, which altogether determines the selection coefficient for any non-synonymous mutation.</text:p>
      <text:p text:style-name="P40"/>
      <text:p text:style-name="P41">TODO : polish the methods</text:p>
      <text:p text:style-name="P40"/>
      <text:p text:style-name="P16"/>
      <text:p text:style-name="P16">9) The estimated N_e's appear to be ​ relative ​ to some initial population size for the</text:p>
      <text:p text:style-name="P16">simulations; 10^-1 is not itself a reasonable N_e value. Can the authors please add this</text:p>
      <text:p text:style-name="P16">further context? I see this information in the Fig 3 caption, "N_e values are relative to</text:p>
      <text:p text:style-name="P16">the root, which is arbitrarily set to one," but this information needs to be more</text:p>
      <text:p text:style-name="P16">emphasized in the simulation methods and/or explanation of the model itself. For</text:p>
      <text:p text:style-name="P16">example, when reading Figure 2, one will not yet have read this information about root</text:p>
      <text:p text:style-name="P16">being fixed at N_e=1. The only formal statement I could find about this is buried on</text:p>
      <text:p text:style-name="P16">page 13 line 363 in the Discussion, so it must be introduced earlier.</text:p>
      <text:p text:style-name="P16"/>
      <text:p text:style-name="P31"><text:span text:style-name="T47">This information </text:span><text:span text:style-name="T48">was</text:span><text:span text:style-name="T47"> indeed buried in the Discussion and the Methods (subsections </text:span><text:span text:style-name="T58">Branch dependent traits</text:span><text:span text:style-name="T47"> and </text:span><text:span text:style-name="T58">Codon substitution rates) </text:span><text:span text:style-name="T47">while it should unquestionably have been introduced </text:span><text:span text:style-name="T48">earlier in</text:span><text:span text:style-name="T47"> the manuscript.</text:span></text:p>
      <text:p text:style-name="P38">We added this information in the section <text:span text:style-name="T74">New approaches:</text:span></text:p>
      <text:p text:style-name="P39">Of note, since <text:span text:style-name="T74">N</text:span><text:span text:style-name="T79">e</text:span> and f are confounded parameter (equation 3), the effective population size at the root is set to 1 for identifiability of the fitness profiles. As a result, all values of <text:span text:style-name="T74">Ne</text:span> along the phylogeny are relative to that of the root, with a value of Ne &gt; 1 traducing an increase in <text:span text:style-name="T74">N</text:span><text:span text:style-name="T79">e</text:span> along the branches (respectively a decrease for Ne &lt; 1) compared to the ancestral root <text:span text:style-name="T74">N</text:span><text:span text:style-name="T79">e</text:span>.</text:p>
      <text:p text:style-name="P16"/>
      <text:p text:style-name="P16">10) Figure 3 is rather hard to read. At a minimum, I recommend:</text:p>
      <text:p text:style-name="P16">a) Increasing the size of the scale bars (but please also add the note to the caption</text:p>
      <text:p text:style-name="P16">that branch lengths neutral subs/unit time in mutation-selection models)</text:p>
      <text:p text:style-name="P16">b) Ensuring distinct color schemes between OTUs and branches; The</text:p>
      <text:p text:style-name="P16">orange/yellow/purple colors in the taxa match the legend scales which is</text:p>
      <text:p text:style-name="P16">confusing.</text:p>
      <text:p text:style-name="P16">c) Is there any reasoning to the specific color scheme of clades, or are colors just</text:p>
      <text:p text:style-name="P16">alternating to indicate clades more generally? Please make sure that that allalternating colors are distinguishable for individuals with color vision</text:p>
      <text:p text:style-name="P16">deficiencies.</text:p>
      <text:p text:style-name="P16">d) My guess is that all the mammal icons came from ​ http://phylopic.org/​ ; please</text:p>
      <text:p text:style-name="P16">make sure to attribute these images to them appropriately.</text:p>
      <text:p text:style-name="P24"><text:span text:style-name="T21"><text:line-break/>a) </text:span><text:span text:style-name="T28">The scale is time (</text:span><text:span text:style-name="T32">the </text:span><text:span text:style-name="T28">legend </text:span><text:span text:style-name="T31">was</text:span><text:span text:style-name="T28"> missing), </text:span><text:span text:style-name="T32">and is set to 1.0 from root to leaves (the tree is a chronogram). Fossil records (at least one) can allow to scale time in absolute (millions years).</text:span></text:p>
      <text:p text:style-name="P26"><text:soft-page-break/><text:span text:style-name="T28">b</text:span><text:span text:style-name="T23"> </text:span><text:span text:style-name="T28">&amp; c</text:span><text:span text:style-name="T21">) </text:span><text:span text:style-name="T28">C</text:span><text:span text:style-name="T29">olor </text:span><text:span text:style-name="T28">schemes for clade </text:span><text:span text:style-name="T31">were</text:span><text:span text:style-name="T21"> indeed misleading </text:span><text:span text:style-name="T31">and non-informative</text:span><text:span text:style-name="T21">, </text:span><text:span text:style-name="T45">it has been changed to a </text:span><text:span text:style-name="T31">grey/white </text:span><text:span text:style-name="T45">color </text:span><text:span text:style-name="T31">alterna</text:span><text:span text:style-name="T45">nce</text:span><text:span text:style-name="T31"> between clades, </text:span><text:span text:style-name="T45">which</text:span><text:span text:style-name="T31"> </text:span><text:span text:style-name="T45">is </text:span><text:span text:style-name="T31">more </text:span><text:span text:style-name="T32">consistent and parsimonious.</text:span></text:p>
      <text:p text:style-name="P15"><text:span text:style-name="T2">d</text:span><text:span text:style-name="T1">) </text:span><text:span text:style-name="T63">Indeed a few of them are from </text:span><text:a xlink:type="simple" xlink:href="http://phylopic.org/" text:style-name="Internet_20_link" text:visited-style-name="Visited_20_Internet_20_Link"><text:span text:style-name="T63">http://phylopic.org</text:span></text:a><text:span text:style-name="T63">, others are under creative-commons.</text:span></text:p>
      <text:p text:style-name="P12"/>
      <text:p text:style-name="P15"/>
      <text:p text:style-name="P16">11) Page 9 line 211, "assumes a mostly nearly neutral regime." This is true, as the authors</text:p>
      <text:p text:style-name="P16">already pointed out based prior literature, ONLY if the regime is at equilibrium. Is the</text:p>
      <text:p text:style-name="P16">size of the phylogenies examine here sufficient to achieve an equilibrium process? This</text:p>
      <text:p text:style-name="P16">would require ​ high ​ branch lengths. One way to check is to see if observed AA</text:p>
      <text:p text:style-name="P16">frequencies in simulations roughly match simulation parameters. If they are very</text:p>
      <text:p text:style-name="P16">different, then the simulation does not achieve stationarity and we cannot assume an</text:p>
      <text:p text:style-name="P16">observed nearly-neutral process (see Jones 2019 which the authors cite).</text:p>
      <text:p text:style-name="P16"/>
      <text:p text:style-name="P34"><text:span text:style-name="T51">Here, the mostly nearly neutral regime refers to the fact that the inference model assume that the fitness landscape (equivalently the fitness profiles) must not changes with time. Two different processes could lead to shift in the fitness landscape with time, namely adaptation and </text:span><text:bookmark-start text:name="__DdeLink__1704_1564477253"/><text:span text:style-name="T51">epistasis</text:span><text:bookmark-end text:name="__DdeLink__1704_1564477253"/><text:span text:style-name="T51">. Under adaptation, the fitness landscape is shifting due to external pressure (Red-Queen dynamics), </text:span><text:span text:style-name="T52">such that </text:span><text:span text:style-name="T51">the current sequence thus become increasingly maladaptive in the absence of positively selected substitutions. </text:span><text:span text:style-name="T52">In opposition, as a result of </text:span><text:span text:style-name="T30">epistatic interactions, even if a mutation is nearly-neutral upon fixation, subsequently fixed mutations on other sites make the original substitution more and more deleterious to revert over time, </text:span><text:span text:style-name="T52">leading to </text:span><text:span text:style-name="T30">entrenchment </text:span><text:span text:style-name="T52">of</text:span><text:span text:style-name="T30"> in the current amino acids, reinforcing </text:span><text:span text:style-name="T52">its</text:span><text:span text:style-name="T30"> relative fitness with time. </text:span><text:span text:style-name="T52">Or model thus requires the absence of both epistasis and adaptation.</text:span></text:p>
      <text:p text:style-name="P34"><text:span text:style-name="T52"><text:line-break/>However, we do not assume to process to be at equilibrium since </text:span><text:span text:style-name="T60">Ne</text:span><text:span text:style-name="T52"> is changing along the phylogeny. Concerning the simulation, it is indeed true that they are not at equilibrium.</text:span></text:p>
      <text:p text:style-name="P33"><text:span text:style-name="T30"/></text:p>
      <text:p text:style-name="P16">12) What are the correlations in Table 1/described in text starting page 9 line 222? Are</text:p>
      <text:p text:style-name="P16">these spearman? In addition, in this paragraph on page 10, the presentation of ranges</text:p>
      <text:p text:style-name="P16">is really confusing - I initially interpreted something like \rho = [-0.84, -0.83] as a</text:p>
      <text:p text:style-name="P16">credible interval of some kind. After looking at Table 1, I see this is a range of different</text:p>
      <text:p text:style-name="P16">correlations performed. It might help to just remove these ranges from the text and just</text:p>
      <text:p text:style-name="P16">refer readers to the table.</text:p>
      <text:p text:style-name="P16"/>
      <text:p text:style-name="P27"><text:span text:style-name="T30">T</text:span><text:span text:style-name="T33">he correlation </text:span><text:span text:style-name="T36">coefficient</text:span><text:span text:style-name="T37">s</text:span><text:span text:style-name="T36"> </text:span><text:span text:style-name="T33">are given by the covariance matrix of the multivariate Brownian process. </text:span><text:span text:style-name="T35">A</text:span><text:span text:style-name="T33">s such they readily incorporate phylogenetic inertia.</text:span><text:span text:style-name="T36"> </text:span></text:p>
      <text:p text:style-name="P27"><text:span text:style-name="T34">S</text:span><text:span text:style-name="T36">ubsection 5.7 </text:span><text:span text:style-name="T35">(</text:span><text:span text:style-name="T33">Correlation between traits</text:span><text:span text:style-name="T35">)</text:span><text:span text:style-name="T33"> </text:span><text:span text:style-name="T36">of </text:span><text:span text:style-name="T35">the section </text:span><text:span text:style-name="T33">Materials and Methods, </text:span><text:span text:style-name="T34">and more specifically e</text:span><text:span text:style-name="T36">quation 23, relates correlation coefficient to </text:span><text:span text:style-name="T34">the </text:span><text:span text:style-name="T36">covariance matrix </text:span><text:span text:style-name="T35">and how they are computed. They are averaged over the posterior distribution, and statistical support is assessed </text:span><text:span text:style-name="T36">based on the posterior probability of having a positive (or negative) value for the coefficient.</text:span></text:p>
      <text:p text:style-name="P11">The representation of the different values as a range was undoubtedly very confusing, and was removed as a consequence.</text:p>
      <text:p text:style-name="P11"><text:soft-page-break/></text:p>
      <text:p text:style-name="P16">13) Figure 4 comments</text:p>
      <text:p text:style-name="P16">a) Please add a-c labels instead of left/middle/right to assist readers in interpreting</text:p>
      <text:p text:style-name="P16">the figure.</text:p>
      <text:p text:style-name="P16">b) I recommend moving the pvalues and r^2 values (general comment - interesting</text:p>
      <text:p text:style-name="P16">to see some frequentist statistics pop up in this paper! not a problem, just</text:p>
      <text:p text:style-name="P16">interesting) outside of the panels to more easily view the boxplots.</text:p>
      <text:p text:style-name="P16">c) Again, are these N_e relative to an arbitrary root value of N_e=1?</text:p>
      <text:p text:style-name="P16">d) What exactly is the data being analyzed for this figure, as it relates to the isopod</text:p>
      <text:p text:style-name="P16">data subsetting? Authors state that 4 replicates of 12 randomly-chosed taxa</text:p>
      <text:p text:style-name="P16">were analyzed (again, please add much more explanation and clarity to this</text:p>
      <text:p text:style-name="P16">procedure). How many taxa are actually in each boxplot?</text:p>
      <text:p text:style-name="P16">e) The boxplot lines themselves are about the same size as the plot's background</text:p>
      <text:p text:style-name="P18">grid. The authors might wish to increase the width of the boxplot outlines to</text:p>
      <text:p text:style-name="P18">clearly distinguish.</text:p>
      <text:p text:style-name="P16">f) Three analyses were performed on the same isopod dataset, so there should be</text:p>
      <text:p text:style-name="P16">an error correction to the p-values (though they are so slow this won't change</text:p>
      <text:p text:style-name="P16">any results).</text:p>
      <text:p text:style-name="P22"><text:span text:style-name="T4"><text:line-break/>a) </text:span><text:span text:style-name="T15">Absolutely, </text:span><text:span text:style-name="T17">i</text:span><text:span text:style-name="T16">t is now</text:span><text:span text:style-name="T15"> more consistent with the others figures. </text:span></text:p>
      <text:p text:style-name="P28"><text:span text:style-name="T33">b</text:span><text:span text:style-name="T21">) </text:span><text:span text:style-name="T41">Good advice</text:span><text:span text:style-name="T42">. </text:span></text:p>
      <text:p text:style-name="P44"><text:span text:style-name="T14">c</text:span><text:span text:style-name="T4">) </text:span><text:span text:style-name="T17">Yes, </text:span><text:span text:style-name="T19">a</text:span><text:span text:style-name="T15">bsolutely.</text:span></text:p>
      <text:p text:style-name="P43"><text:span text:style-name="T14">d</text:span><text:span text:style-name="T4">) </text:span><text:span text:style-name="T18">The paragraph describing this subsetting has been updated: <text:line-break/>To assess the reproducibility of our inference, we analysed in total 6 different concatenated MSA each containing 12 randomly sampled genes. The 6 different concatenated MSA showed similar trends in the change of </text:span><text:span text:style-name="T8">μ</text:span><text:span text:style-name="T18"> and </text:span><text:span text:style-name="T7">N</text:span><text:span text:style-name="T78">e</text:span><text:span text:style-name="T18"> between pairs of replicates (see supplementary). A statistical analysis performed on the pooled estimation of </text:span><text:span text:style-name="T7">N</text:span><text:span text:style-name="T78">e</text:span><text:span text:style-name="T18"> across the 6 different concatenated MSA exhibit a statistically significant reduction in </text:span><text:span text:style-name="T7">N</text:span><text:span text:style-name="T78">e</text:span><text:span text:style-name="T18"> for underground or depigmented species, or for species with visual impairment.</text:span></text:p>
      <text:p text:style-name="P29"><text:span text:style-name="T33">e</text:span><text:span text:style-name="T21">) </text:span><text:span text:style-name="T46">The boxplot have been filled (in blue) to clearly outline them against the background.</text:span></text:p>
      <text:p text:style-name="P21"><text:span text:style-name="T14">f</text:span><text:span text:style-name="T4">) </text:span><text:span text:style-name="T18">Absolutely</text:span></text:p>
      <text:p text:style-name="P7"/>
      <text:p text:style-name="P16">14) Page 12 line 300 sentence is very confusing: "<text:bookmark-start text:name="__DdeLink__1694_1564477253"/>However, if <text:bookmark-start text:name="__DdeLink__1696_1564477253"/>the trends are in right<text:bookmark-end text:name="__DdeLink__1694_1564477253"/><text:bookmark-end text:name="__DdeLink__1696_1564477253"/></text:p>
      <text:p text:style-name="P16">direction, the magnitude of the changes inferred across the phylogeny is surprisingly</text:p>
      <text:p text:style-name="P16">narrow and does not match independent empirical estimates of the variation in those</text:p>
      <text:p text:style-name="P16">clades." What is "the right direction?" Is that an EXPECTED direction? Which direction?</text:p>
      <text:p text:style-name="P17">Which specific trends? Etc.</text:p>
      <text:p text:style-name="P17"/>
      <text:p text:style-name="P24"><text:span text:style-name="T50">The paragraph has been edited to:</text:span><text:span text:style-name="T39"><text:line-break/>However, although the changes in </text:span><text:span text:style-name="T59">N</text:span><text:span text:style-name="T76">e</text:span><text:span text:style-name="T39"> are in the expected direction (negative correlation with body size, weight and maturity), the magnitude of the changes inferred across the phylogeny is surprisingly narrow (at most a factor 9.2 in the extremal case in mammals). This range does not match independent empirical estimates of the variation in mammals, where synonymous diversity varies by a factor at least 10 between species (Galtier, 2016). In animals, the synonymous diversity roughly spans two orders of magnitude, whereas </text:span><text:span text:style-name="T59">N</text:span><text:span text:style-name="T76">e</text:span><text:span text:style-name="T39"> varies </text:span><text:soft-page-break/><text:span text:style-name="T39">considerably more across species, by a factor of 10</text:span><text:span text:style-name="T75">3</text:span><text:span text:style-name="T39"> (Galtier and Rousselle, 2020). For instance, effective population sizes estimated based on population genomic data are of the order of 10 000 in humans (Li and Durbin, 2011), and 100 000 in mice (Geraldes et al., 2008). Thus, clearly, our approach underestimates1 the true variation. Different mechanisms not accounted for by the model could explain this result.</text:span></text:p>
      <text:p text:style-name="P17"/>
      <text:p text:style-name="P17">15) When discussing factors that could influence the model results and/or future model</text:p>
      <text:p text:style-name="P16">developments in Discussion, it might be worth mentioning the site-invariant mutation</text:p>
      <text:p text:style-name="P16">rate. While this method varies μ across branches, in theory this parameter could be</text:p>
      <text:p text:style-name="P16">varied across sites as well.<text:line-break/></text:p>
      <text:p text:style-name="P24"><text:span text:style-name="T53">The section </text:span><text:span text:style-name="T61">D</text:span><text:span text:style-name="T62">iscussion</text:span><text:span text:style-name="T54"> </text:span><text:span text:style-name="T53">was </text:span><text:span text:style-name="T54">updated to:</text:span><text:span text:style-name="T39"><text:line-break/>This approach can be further extended in other directions.</text:span></text:p>
      <text:p text:style-name="P10">First, the mutation rate (<text:span text:style-name="T74">μ</text:span>) is considered site-invariant, an assumption which could be relaxed by introducing site-specific mutation rate to account for variation in mutation rate along the sequence.</text:p>
      <text:p text:style-name="P10">Second, currently, our model also assumes no selection on codon usage...</text:p>
      <text:p text:style-name="P10"/>
      <text:p text:style-name="P16">16) In equation 20, please use the phrase "nearest-neighbors" instead of "<text:bookmark-start text:name="__DdeLink__3704_2777775564"/>neighbors<text:bookmark-end text:name="__DdeLink__3704_2777775564"/>" when</text:p>
      <text:p text:style-name="P16">referring to codons with &gt;1 substitution.</text:p>
      <text:p text:style-name="P16"/>
      <text:p text:style-name="P8">Nearest-neighbors <text:span text:style-name="T73">is indeed more appropriate.</text:span></text:p>
      <text:p text:style-name="P9"/>
      <text:p text:style-name="P16">17) A good deal of the references are not correctly formatted and/or missing information</text:p>
      <text:p text:style-name="P16">such as journal, year, pages, etc. Please have a look at references.</text:p>
      <text:p text:style-name="P16"/>
      <text:p text:style-name="P10">TODO : <text:span text:style-name="T82">make a third pass</text:span></text:p>
      <text:p text:style-name="P10"/>
      <text:p text:style-name="P16">18) Grammar and spelling comments:</text:p>
      <text:p text:style-name="P16">a) Page 8 line 204, "<text:bookmark-start text:name="__DdeLink__3708_2777775564"/>taxnonomic<text:bookmark-end text:name="__DdeLink__3708_2777775564"/>" → <text:bookmark-start text:name="__DdeLink__3710_2777775564"/>taxonomic<text:bookmark-end text:name="__DdeLink__3710_2777775564"/></text:p>
      <text:p text:style-name="P16">b) Page 11 line 273: "<text:bookmark-start text:name="__DdeLink__3712_2777775564"/>This results contrast<text:bookmark-end text:name="__DdeLink__3712_2777775564"/>" → <text:bookmark-start text:name="__DdeLink__3714_2777775564"/>These results contrast<text:bookmark-end text:name="__DdeLink__3714_2777775564"/> (or, this result</text:p>
      <text:p text:style-name="P16">contrasts?)</text:p>
      <text:p text:style-name="P16">c) Page 20 line 527, "mutant" → mutations (unless I have missed the meaning</text:p>
      <text:p text:style-name="P16">here, in which case please revise the sentence)</text:p>
      <text:p text:style-name="P16">d) Fig 4 legend: "<text:bookmark-start text:name="__DdeLink__3726_2777775564"/>All three qualitative trait<text:bookmark-end text:name="__DdeLink__3726_2777775564"/>" → traits</text:p>
      <text:p text:style-name="P16">e) Please remove the comma page 2 line 25, "<text:bookmark-start text:name="__DdeLink__3728_2777775564"/>Since the realization,<text:bookmark-end text:name="__DdeLink__3728_2777775564"/>".</text:p>
      <text:p text:style-name="P16">f) Fig 2 caption line 29 should be "t<text:bookmark-start text:name="__DdeLink__3730_2777775564"/>he population star<text:bookmark-end text:name="__DdeLink__3730_2777775564"/>tS", and please remove the</text:p>
      <text:p text:style-name="P16">comma before ", and generation time of 10 years."</text:p>
      <text:p text:style-name="P16">g) I suspect the last sentence in Table 1's caption should say "generation time"</text:p>
      <text:p text:style-name="P16">instead of "<text:bookmark-start text:name="__DdeLink__3732_2777775564"/>generation rate<text:bookmark-end text:name="__DdeLink__3732_2777775564"/>."</text:p>
      <text:p text:style-name="P16">h) Page 10 line 262, "species that DID not" (<text:bookmark-start text:name="__DdeLink__3743_2777775564"/>not dit<text:bookmark-end text:name="__DdeLink__3743_2777775564"/>)</text:p>
      <text:p text:style-name="P16"/>
      <text:p text:style-name="P6"><text:span text:style-name="T70">R</text:span>eally sorry for <text:span text:style-name="T71">these </text:span>grammar and spelling errors.</text:p>
      <text:p text:style-name="P32"><text:span text:style-name="T33">g) </text:span><text:span text:style-name="T44">generation rate meant to describe the inverse of generation time, but this is confusing, hence the sentence has been r</text:span><text:span text:style-name="T43">ephrased to :<text:line-break/></text:span><text:bookmark-start text:name="__DdeLink__1823_3061275548"/><text:span text:style-name="T43">Moreover if the mutation rate per generation is considered constant in first approximation, </text:span><text:soft-page-break/><text:span text:style-name="T43">the mutation rate per unit of time is </text:span><text:span text:style-name="T44">thus </text:span><text:span text:style-name="T43">negatively correlated to generation time. </text:span><text:span text:style-name="T44">As a result, </text:span><text:span text:style-name="T43">the mutation rate per unit of time is positively correlated to </text:span><text:span text:style-name="T58">N</text:span><text:span text:style-name="T77">e</text:span><text:span text:style-name="T43"> </text:span><text:span text:style-name="T44">(since </text:span><text:span text:style-name="T43">generation time </text:span><text:span text:style-name="T44">and </text:span><text:span text:style-name="T58">N</text:span><text:span text:style-name="T77">e</text:span><text:span text:style-name="T44"> are negatively correlated)</text:span><text:bookmark-end text:name="__DdeLink__1823_3061275548"/><text:span text:style-name="T44"> </text:span><text:span text:style-name="T4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Source Code Pro1" svg:font-family="'Source Code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4T09:29:25.179881988</meta:creation-date>
    <dc:date>2021-04-21T00:20:23.349778906</dc:date>
    <meta:editing-duration>PT10H56M49S</meta:editing-duration>
    <meta:editing-cycles>26</meta:editing-cycles>
    <meta:generator>LibreOffice/6.4.7.2$Linux_X86_64 LibreOffice_project/40$Build-2</meta:generator>
    <meta:document-statistic meta:table-count="0" meta:image-count="0" meta:object-count="0" meta:page-count="8" meta:paragraph-count="180" meta:word-count="3122" meta:character-count="19738" meta:non-whitespace-character-count="16623"/>
  </office:meta>
</office:document-meta>
</file>